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20000AC00000379D000021C1DCC58AB697B79300.svm" manifest:media-type=""/>
  <manifest:file-entry manifest:full-path="Pictures/20000D450000379D000021D8DF1711FE010FEC4F.svm" manifest:media-type=""/>
  <manifest:file-entry manifest:full-path="Pictures/200008350000379D000021C15C183D79210649BE.svm" manifest:media-type=""/>
  <manifest:file-entry manifest:full-path="Pictures/20000E160000379D000021D8CBD3049863677F08.svm" manifest:media-type=""/>
  <manifest:file-entry manifest:full-path="Pictures/200008600000379D000021D81C1973707E093300.svm" manifest:media-type=""/>
  <manifest:file-entry manifest:full-path="Pictures/20000E6D0000379D000021C135D7F50044929FE3.svm" manifest:media-type="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5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5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5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5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draw:style-name="gr7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1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5-24T09:48:16.559094560</dc:date>
    <meta:editing-duration>PT5H21M31S</meta:editing-duration>
    <meta:editing-cycles>26</meta:editing-cycles>
    <meta:generator>LibreOffice/5.1.6.2$Linux_X86_64 LibreOffice_project/10m0$Build-2</meta:generator>
    <meta:document-statistic meta:object-count="69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